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634cm" fo:margin-left="-0.016cm" table:align="left"/>
    </style:style>
    <style:style style:name="Tabla1.A" style:family="table-column">
      <style:table-column-properties style:column-width="14.928cm"/>
    </style:style>
    <style:style style:name="Tabla1.B" style:family="table-column">
      <style:table-column-properties style:column-width="2.70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12" style:family="table-row">
      <style:table-row-properties style:min-row-height="0.473cm"/>
    </style:style>
    <style:style style:name="Tabla1.13" style:family="table-row">
      <style:table-row-properties style:min-row-height="0.827cm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12pt" fo:font-weight="bold" officeooo:rsid="0016db4c" officeooo:paragraph-rsid="0016db4c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88fca" officeooo:paragraph-rsid="00188fca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8e58d" officeooo:paragraph-rsid="0018e58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Liberation Sans" fo:font-size="12pt" officeooo:rsid="00188fca" officeooo:paragraph-rsid="0018e58d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fo:font-size="12pt" officeooo:rsid="00188fca" officeooo:paragraph-rsid="001dc44a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ans" fo:font-size="12pt" officeooo:rsid="00188fca" officeooo:paragraph-rsid="001ed6d8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ans" fo:font-size="12pt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 fo:font-size="12pt" officeooo:paragraph-rsid="00188fca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fo:font-size="12pt" officeooo:paragraph-rsid="0018e58d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fo:font-size="12pt" officeooo:paragraph-rsid="001bba89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fo:font-size="12pt" officeooo:paragraph-rsid="001e2212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fo:font-size="12pt" officeooo:paragraph-rsid="001ed6d8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12pt" officeooo:rsid="001a951a" officeooo:paragraph-rsid="001a951a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12pt" officeooo:rsid="001a951a" officeooo:paragraph-rsid="001e2212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fo:font-size="12pt" officeooo:rsid="001bba89" officeooo:paragraph-rsid="001bba89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13pt" fo:font-weight="bold" officeooo:rsid="001a981d" officeooo:paragraph-rsid="001a981d" style:font-size-asian="13pt" style:font-weight-asian="bold" style:font-size-complex="13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3pt" fo:font-weight="bold" officeooo:rsid="001a951a" officeooo:paragraph-rsid="001a951a" style:font-size-asian="13pt" style:font-weight-asian="bold" style:font-size-complex="13pt" style:font-weight-complex="bold"/>
    </style:style>
    <style:style style:name="P18" style:family="paragraph" style:parent-style-name="List_20_Paragraph">
      <style:paragraph-properties fo:margin-left="-0.034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Liberation Sans" fo:font-size="12pt" fo:font-weight="bold" officeooo:rsid="00278856" officeooo:paragraph-rsid="002b2c3d" style:font-size-asian="12pt" style:font-weight-asian="bold" style:font-name-complex="Arial1" style:font-size-complex="12pt" style:font-weight-complex="bold"/>
    </style:style>
    <style:style style:name="T1" style:family="text">
      <style:text-properties officeooo:rsid="00188fca"/>
    </style:style>
    <style:style style:name="T2" style:family="text">
      <style:text-properties style:font-name="Arial" fo:font-size="11pt" fo:font-weight="bold" officeooo:rsid="00239e3d" style:font-size-asian="11pt" style:font-weight-asian="bold" style:font-name-complex="Arial1" style:font-size-complex="11pt" style:font-weight-complex="bold"/>
    </style:style>
    <style:style style:name="T3" style:family="text">
      <style:text-properties style:font-name="Arial" fo:font-size="11pt" fo:font-weight="bold" officeooo:rsid="003b8368" style:font-size-asian="11pt" style:font-weight-asian="bold" style:font-name-complex="Arial1" style:font-size-complex="11pt" style:font-weight-complex="bold"/>
    </style:style>
    <style:style style:name="T4" style:family="text">
      <style:text-properties officeooo:rsid="002b2c3d"/>
    </style:style>
    <style:style style:name="T5" style:family="text">
      <style:text-properties fo:font-weight="bold" officeooo:rsid="00188fca" style:font-weight-asian="bold" style:font-weight-complex="bold"/>
    </style:style>
    <style:style style:name="T6" style:family="text">
      <style:text-properties fo:font-weight="bold" officeooo:rsid="0018e58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8e58d" style:font-weight-asian="normal" style:font-weight-complex="normal"/>
    </style:style>
    <style:style style:name="T9" style:family="text">
      <style:text-properties fo:font-weight="normal" officeooo:rsid="001dc44a" style:font-weight-asian="normal" style:font-weight-complex="normal"/>
    </style:style>
    <style:style style:name="T10" style:family="text">
      <style:text-properties officeooo:rsid="00239e3d" style:font-name-complex="Arial1"/>
    </style:style>
    <style:style style:name="T11" style:family="text">
      <style:text-properties officeooo:rsid="00278856" style:font-name-complex="Arial1"/>
    </style:style>
    <style:style style:name="T12" style:family="text">
      <style:text-properties style:font-name="Liberation Sans" fo:font-weight="normal" officeooo:rsid="002c3dba" style:font-weight-asian="normal" style:font-name-complex="Arial1" style:font-weight-complex="normal"/>
    </style:style>
    <style:style style:name="T13" style:family="text">
      <style:text-properties style:font-name="Liberation Sans" fo:font-weight="normal" officeooo:rsid="001e2212" style:font-weight-asian="normal" style:font-name-complex="Arial1" style:font-weight-complex="normal"/>
    </style:style>
    <style:style style:name="T14" style:family="text">
      <style:text-properties officeooo:rsid="001bba89"/>
    </style:style>
    <style:style style:name="T15" style:family="text">
      <style:text-properties officeooo:rsid="001c20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s de Uso <text:s/>- Pruebas – Incidencias</text:p>
      <text:p text:style-name="P1">Ticket Intelligence</text:p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6">Lista</text:p>
          </table:table-cell>
          <table:table-cell table:style-name="Tabla1.B1" office:value-type="string">
            <text:p text:style-name="P17">Estado</text:p>
          </table:table-cell>
        </table:table-row>
        <table:table-row>
          <table:table-cell table:style-name="Tabla1.A2" office:value-type="string">
            <text:p text:style-name="P2">CU01-<text:span text:style-name="T10">Login en el Sistema</text:span>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8"><text:s text:c="10"/><text:span text:style-name="T5">PF01-</text:span><text:span text:style-name="T2">Login en el Sistema - </text:span><text:span text:style-name="T3">Prueba de entrada de datos</text:span>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5"><text:s text:c="19"/><text:span text:style-name="T15">IPF0</text:span></text:p>
          </table:table-cell>
          <table:table-cell table:style-name="Tabla1.B2" office:value-type="string">
            <text:p text:style-name="P14">En proceso</text:p>
          </table:table-cell>
        </table:table-row>
        <table:table-row>
          <table:table-cell table:style-name="Tabla1.A2" office:value-type="string">
            <text:p text:style-name="P8"><text:s text:c="10"/><text:span text:style-name="T5">PF02-</text:span><text:span text:style-name="T2">Login en el Sistema - Prueba de Ventanas</text:span>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11"><text:s text:c="19"/><text:span text:style-name="T15">IPF0</text:span></text:p>
          </table:table-cell>
          <table:table-cell table:style-name="Tabla1.B2" office:value-type="string">
            <text:p text:style-name="P14">En proceso</text:p>
          </table:table-cell>
        </table:table-row>
        <table:table-row>
          <table:table-cell table:style-name="Tabla1.A2" office:value-type="string">
            <text:p text:style-name="P2">CU02-<text:span text:style-name="T11">Registrar Cliente</text:span>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8"><text:s text:c="10"/><text:span text:style-name="T5">PF0</text:span><text:span text:style-name="T6">3</text:span><text:span text:style-name="T5">-</text:span><text:span text:style-name="T6">Registrar Cliente</text:span><text:span text:style-name="T2"> - </text:span><text:span text:style-name="T3">Prueba de entrada de datos</text:span>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4"><text:s text:c="18"/><text:span text:style-name="T7">IPF01-</text:span><text:span text:style-name="T8">No realiza el registro de </text:span><text:span text:style-name="T9">cliente</text:span></text:p>
          </table:table-cell>
          <table:table-cell table:style-name="Tabla1.B2" office:value-type="string">
            <text:p text:style-name="P13">En proceso</text:p>
          </table:table-cell>
        </table:table-row>
        <table:table-row>
          <table:table-cell table:style-name="Tabla1.A2" office:value-type="string">
            <text:p text:style-name="P9"><text:s text:c="10"/><text:span text:style-name="T5">PF0</text:span><text:span text:style-name="T6">4</text:span><text:span text:style-name="T5">- </text:span><text:span text:style-name="T6">Registrar Cliente</text:span><text:span text:style-name="T2"> - Prueba de Ventanas</text:span>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10"><text:s text:c="18"/><text:span text:style-name="T14">IPF02-</text:span><text:span text:style-name="T12">Detalles visuales en el registro de cliente</text:span></text:p>
          </table:table-cell>
          <table:table-cell table:style-name="Tabla1.B2" office:value-type="string">
            <text:p text:style-name="P15">En proceso</text:p>
          </table:table-cell>
        </table:table-row>
        <table:table-row table:style-name="Tabla1.12">
          <table:table-cell table:style-name="Tabla1.A2" office:value-type="string">
            <text:p text:style-name="P7"/>
          </table:table-cell>
          <table:table-cell table:style-name="Tabla1.B2" office:value-type="string">
            <text:p text:style-name="P7"/>
          </table:table-cell>
        </table:table-row>
        <table:table-row table:style-name="Tabla1.13">
          <table:table-cell table:style-name="Tabla1.A2" office:value-type="string">
            <text:p text:style-name="P18"><text:span text:style-name="T1">CU03-</text:span>Registrar <text:span text:style-name="T4">Empresa</text:span>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8"><text:s text:c="10"/><text:span text:style-name="T5">PF0</text:span><text:span text:style-name="T6">5</text:span><text:span text:style-name="T5">-</text:span><text:span text:style-name="T6">Registrar Empresa</text:span><text:span text:style-name="T2"> - </text:span><text:span text:style-name="T3">Prueba de entrada de datos</text:span>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6"><text:s text:c="17"/><text:span text:style-name="T15">IPF03</text:span><text:span text:style-name="T7">-</text:span><text:span text:style-name="T8">No realiza el registro de </text:span><text:span text:style-name="T9">empresa</text:span>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9"><text:s text:c="10"/><text:span text:style-name="T5">PF0</text:span><text:span text:style-name="T6">6</text:span><text:span text:style-name="T5">- </text:span><text:span text:style-name="T6">Registrar Empresa</text:span><text:span text:style-name="T2"> - Prueba de Ventanas</text:span>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12"><text:s text:c="18"/><text:span text:style-name="T15">IPF04-</text:span><text:span text:style-name="T12">Detalles visuales en el registro </text:span><text:span text:style-name="T13">de empresa</text:span>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12"/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3">CU04-Generar Ticket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9"><text:s text:c="10"/><text:span text:style-name="T5">PF0</text:span><text:span text:style-name="T6">7</text:span><text:span text:style-name="T5">-</text:span><text:span text:style-name="T6">Generar Ticket</text:span><text:span text:style-name="T2"> - </text:span><text:span text:style-name="T3">Prueba de entrada de datos</text:span>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4"><text:s text:c="18"/><text:span text:style-name="T7">IPF0-</text:span> <text:s/>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9"><text:s text:c="10"/><text:span text:style-name="T5">PF0</text:span><text:span text:style-name="T6">8</text:span><text:span text:style-name="T5">-</text:span><text:span text:style-name="T6">Generar Ticket</text:span><text:span text:style-name="T2"> - Prueba de Ventanas</text:span></text:p>
          </table:table-cell>
          <table:table-cell table:style-name="Tabla1.B2" office:value-type="string"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style:line-height-at-least="0.423cm" fo:orphans="0" fo:widows="0" fo:text-indent="0cm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ia. mosquera</meta:initial-creator>
    <meta:creation-date>2015-08-11T11:38:05.271839000</meta:creation-date>
    <dc:date>2015-08-11T14:53:53.530558724</dc:date>
    <dc:creator>Flia. mosquera</dc:creator>
    <meta:editing-duration>PT3H13M59S</meta:editing-duration>
    <meta:editing-cycles>11</meta:editing-cycles>
    <meta:generator>LibreOffice/4.1.3.2$Linux_x86 LibreOffice_project/410m0$Build-2</meta:generator>
    <meta:document-statistic meta:table-count="1" meta:image-count="0" meta:object-count="0" meta:page-count="1" meta:paragraph-count="27" meta:word-count="119" meta:character-count="968" meta:non-whitespace-character-count="665"/>
  </office:meta>
</office:document-meta>
</file>